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ting Up a LAMP Stack with Docker Compose</text:h>
      <text:p text:style-name="Text_20_body">Docker Compose is a tool that allows one to declare which Docker containers should run, and which relationships should exist between them. It follows the <text:span text:style-name="Strong_20_Emphasis">infrastructure as code</text:span> approach, just like most automation software and Docker itself.</text:p>
      <text:p text:style-name="Text_20_body">For information about installing Docker Compose, see <text:a xlink:type="simple" xlink:href="https://docs.docker.com/compose/install/" text:style-name="Internet_20_link" text:visited-style-name="Visited_20_Internet_20_Link">Install Docker Compose</text:a> in Docker documentation.</text:p>
      <text:h text:style-name="Heading_20_3" text:outline-level="3">Contents</text:h>
      <text:list xml:id="list4031752663" text:style-name="L1">
        <text:list-item>
          <text:p text:style-name="P5"><text:a xlink:type="simple" xlink:href="https://mariadb.com/kb/en/setting-up-a-lamp-stack-with-docker-compose/#the-docker-composeyml-file" text:style-name="Internet_20_link" text:visited-style-name="Visited_20_Internet_20_Link">The docker-compose.yml File</text:a> </text:p>
          <text:list>
            <text:list-item>
              <text:p text:style-name="P5"><text:a xlink:type="simple" xlink:href="https://mariadb.com/kb/en/setting-up-a-lamp-stack-with-docker-compose/#about-volumes" text:style-name="Internet_20_link" text:visited-style-name="Visited_20_Internet_20_Link">About Volumes</text:a> </text:p>
            </text:list-item>
            <text:list-item>
              <text:p text:style-name="P5"><text:a xlink:type="simple" xlink:href="https://mariadb.com/kb/en/setting-up-a-lamp-stack-with-docker-compose/#using-variables" text:style-name="Internet_20_link" text:visited-style-name="Visited_20_Internet_20_Link">Using Variables</text:a> </text:p>
            </text:list-item>
          </text:list>
        </text:list-item>
        <text:list-item>
          <text:p text:style-name="P5"><text:a xlink:type="simple" xlink:href="https://mariadb.com/kb/en/setting-up-a-lamp-stack-with-docker-compose/#docker-compose-commands" text:style-name="Internet_20_link" text:visited-style-name="Visited_20_Internet_20_Link">Docker Compose Commands</text:a> </text:p>
        </text:list-item>
        <text:list-item>
          <text:p text:style-name="P2"><text:a xlink:type="simple" xlink:href="https://mariadb.com/kb/en/setting-up-a-lamp-stack-with-docker-compose/#docker-compose-resources-and-references" text:style-name="Internet_20_link" text:visited-style-name="Visited_20_Internet_20_Link">Docker Compose Resources and References</text:a> </text:p>
        </text:list-item>
      </text:list>
      <text:h text:style-name="Heading_20_2" text:outline-level="2"><text:bookmark text:name="the-docker-composeyml-file"/>The <text:span text:style-name="Source_20_Text">docker-compose.yml</text:span> File</text:h>
      <text:p text:style-name="Text_20_body">When using Docker Compose, the Docker infrastructure must be described in a YAML file called <text:span text:style-name="Source_20_Text">docker-compose.yml</text:span>.</text:p>
      <text:p text:style-name="Text_20_body">Let's see an example:</text:p>
      <text:p text:style-name="Preformatted_20_Text">version: "3"</text:p>
      <text:p text:style-name="Preformatted_20_Text"/>
      <text:p text:style-name="Preformatted_20_Text">services:</text:p>
      <text:p text:style-name="Preformatted_20_Text"><text:s text:c="2"/>web:</text:p>
      <text:p text:style-name="Preformatted_20_Text"><text:s text:c="4"/>image: "apache:${PHP_VERSION}"</text:p>
      <text:p text:style-name="Preformatted_20_Text"><text:s text:c="4"/>restart: 'always'</text:p>
      <text:p text:style-name="Preformatted_20_Text"><text:s text:c="4"/>depends_on:</text:p>
      <text:p text:style-name="Preformatted_20_Text"><text:s text:c="6"/>- mariadb</text:p>
      <text:p text:style-name="Preformatted_20_Text"><text:s text:c="4"/>restart: 'always'</text:p>
      <text:p text:style-name="Preformatted_20_Text"><text:s text:c="4"/>ports:</text:p>
      <text:p text:style-name="Preformatted_20_Text"><text:s text:c="6"/>- '8080:80'</text:p>
      <text:p text:style-name="Preformatted_20_Text"><text:s text:c="4"/>links:</text:p>
      <text:p text:style-name="Preformatted_20_Text"><text:s text:c="6"/>- mariadb</text:p>
      <text:p text:style-name="Preformatted_20_Text"><text:s text:c="2"/>mariadb:</text:p>
      <text:p text:style-name="Preformatted_20_Text"><text:s text:c="4"/>image: "mariadb:${MARIADB_VERSION}"</text:p>
      <text:p text:style-name="Preformatted_20_Text"><text:s text:c="4"/>restart: 'always'</text:p>
      <text:p text:style-name="Preformatted_20_Text"><text:s text:c="4"/>volumes: </text:p>
      <text:p text:style-name="Preformatted_20_Text"><text:s text:c="6"/>- "/var/lib/mysql/data:${MARIADB_DATA_DIR}"</text:p>
      <text:p text:style-name="Preformatted_20_Text"><text:s text:c="6"/>- "/var/lib/mysql/logs:${MARIADB_LOG_DIR}"</text:p>
      <text:p text:style-name="Preformatted_20_Text"><text:s text:c="6"/>- /var/docker/mariadb/conf:/etc/mysql</text:p>
      <text:p text:style-name="Preformatted_20_Text"><text:s text:c="4"/>environment:</text:p>
      <text:p text:style-name="Preformatted_20_Text"><text:s text:c="6"/>MYSQL_ROOT_PASSWORD: "${MYSQL_ROOT_PASSWORD}"</text:p>
      <text:p text:style-name="Preformatted_20_Text"><text:s text:c="6"/>MYSQL_DATABASE: "${MYSQL_DATABASE}"</text:p>
      <text:p text:style-name="Preformatted_20_Text"><text:s text:c="6"/>MYSQL_USER: "${MYSQL_USER}"</text:p>
      <text:p text:style-name="P1"><text:s text:c="6"/>MYSQL_PASSWORD: "${MYSQL_PASSWORD}"</text:p>
      <text:p text:style-name="Text_20_body">In the first line we declare that we are using version 3 of the Docker compose language.</text:p>
      <text:p text:style-name="Text_20_body">Then we have the list of services, namely the <text:span text:style-name="Source_20_Text">web</text:span> and the <text:span text:style-name="Source_20_Text">mariadb</text:span> services.</text:p>
      <text:p text:style-name="Text_20_body"><text:soft-page-break/>Let's see the properties of the services:</text:p>
      <text:list xml:id="list3442725693" text:style-name="L2">
        <text:list-item>
          <text:p text:style-name="P6"><text:span text:style-name="Source_20_Text">port</text:span> maps the 8080 container port to the 80 host system port. This is very useful for a development environment, but not in production, because it allows us to connect our browser to the containerized web server. Normally there is no need to connect to MariaDB from the host system. </text:p>
        </text:list-item>
        <text:list-item>
          <text:p text:style-name="P6"><text:span text:style-name="Source_20_Text">links</text:span> declares that this container must be able to connect <text:span text:style-name="Source_20_Text">mariadb</text:span>. The hostname is the container name. </text:p>
        </text:list-item>
        <text:list-item>
          <text:p text:style-name="P6"><text:span text:style-name="Source_20_Text">depends_on</text:span> declares that <text:span text:style-name="Source_20_Text">mariadb</text:span> needs to start before <text:span text:style-name="Source_20_Text">web</text:span>. This is because we cannot do anything with our application until MariaDB is ready to accept connections. </text:p>
        </text:list-item>
        <text:list-item>
          <text:p text:style-name="P6"><text:span text:style-name="Source_20_Text">restart: always</text:span> declares that the containers must restart if they crash. </text:p>
        </text:list-item>
        <text:list-item>
          <text:p text:style-name="P6"><text:span text:style-name="Source_20_Text">volumes</text:span> creates volumes for the container if it is set in a service definition, or a volume that can be used by any container if it is set globally, at the same level as <text:span text:style-name="Source_20_Text">services</text:span>. Volumes are directories in the host system that can be accessed by any number of containers. This allows destroying a container without losing data. </text:p>
        </text:list-item>
        <text:list-item>
          <text:p text:style-name="P3"><text:span text:style-name="Source_20_Text">environment</text:span> sets environment variables inside the container. This is important because in setting these variables we set the MariaDB root credentials for the container. </text:p>
        </text:list-item>
      </text:list>
      <text:h text:style-name="Heading_20_3" text:outline-level="3"><text:bookmark text:name="about-volumes"/>About Volumes</text:h>
      <text:p text:style-name="Text_20_body">It is good practice to create volumes for:</text:p>
      <text:list xml:id="list3833926452" text:style-name="L3">
        <text:list-item>
          <text:p text:style-name="P7">The <text:a xlink:type="simple" xlink:href="https://mariadb.com/kb/en/server-system-variables/#datadir" text:style-name="Internet_20_link" text:visited-style-name="Visited_20_Internet_20_Link">data directory</text:a>, so we don't lose data when a container is created or replaced, perhaps to upgrade MariaDB. </text:p>
        </text:list-item>
        <text:list-item>
          <text:p text:style-name="P7">The directory where we put all the logs, if it is not the datadir. </text:p>
        </text:list-item>
        <text:list-item>
          <text:p text:style-name="P4">The directory containing all configuration files (for development environments), so we can edit those files with the editor installed in the host system. Normally no editor is installed in containers. In production we don't need to do this, because we can copy files from a repository located in the host system to the containers. </text:p>
        </text:list-item>
      </text:list>
      <text:p text:style-name="Text_20_body">Note that Docker Compose variables are just placeholders for values. Compose does not support assignment, conditionals or loops.</text:p>
      <text:h text:style-name="Heading_20_3" text:outline-level="3"><text:bookmark text:name="using-variables"/>Using Variables</text:h>
      <text:p text:style-name="Text_20_body">In the above example you can see several variables, like <text:span text:style-name="Source_20_Text">${MARIADB_VERSION}</text:span>. Before executing the file, Docker Compose will replace this syntax with the <text:span text:style-name="Source_20_Text">MARIADB_VERSION</text:span> variable.</text:p>
      <text:p text:style-name="Text_20_body">Variables allow making Docker Compose files more re-usable: in this case, we can use any MariaDB image version without modifying the Docker Compose file.</text:p>
      <text:p text:style-name="Text_20_body">The most common way to pass variables is to write them into a file. This has the benefit of allowing us to version the variable file along with the Docker Compose file. It uses the same syntax you would use in BASH:</text:p>
      <text:p text:style-name="Preformatted_20_Text">PHP_VERSION=8.0</text:p>
      <text:p text:style-name="Preformatted_20_Text">MARIADB_VERSION=10.5</text:p>
      <text:p text:style-name="P1">...</text:p>
      <text:p text:style-name="Text_20_body"><text:soft-page-break/>For bigger setups, it could make sense to use different environment files for different services. To do so, we need to specify the file to use in the Compose file:</text:p>
      <text:p text:style-name="Preformatted_20_Text">services:</text:p>
      <text:p text:style-name="Preformatted_20_Text"><text:s text:c="2"/>web:</text:p>
      <text:p text:style-name="Preformatted_20_Text"><text:s text:c="4"/>env_file:</text:p>
      <text:p text:style-name="Preformatted_20_Text"><text:s text:c="6"/>- web-variables.env</text:p>
      <text:p text:style-name="P1">...</text:p>
      <text:h text:style-name="Heading_20_2" text:outline-level="2"><text:bookmark text:name="docker-compose-commands"/>Docker Compose Commands</text:h>
      <text:p text:style-name="Text_20_body">Docker Compose is operated using <text:span text:style-name="Source_20_Text">docker-compose</text:span>. Here we'll see the most common commands. For more commands and for more information about the commands mentioned here, see the documentation.</text:p>
      <text:p text:style-name="Text_20_body">Docker Compose assumes that the Composer file is located in the current directory and it's called <text:span text:style-name="Source_20_Text">docker-compose.yml</text:span>. To use a different file, the <text:span text:style-name="Source_20_Text">-f &lt;filename&gt;</text:span> parameter must be specified.</text:p>
      <text:p text:style-name="Text_20_body">To pull the necessary images:</text:p>
      <text:p text:style-name="P1">docker-compose pull</text:p>
      <text:p text:style-name="Text_20_body">Containers described in the Compose file can be created in several ways.</text:p>
      <text:p text:style-name="Text_20_body">To create them only if they do not exist:</text:p>
      <text:p text:style-name="P1">docker-compose up --no-recreate</text:p>
      <text:p text:style-name="Text_20_body">To create them if they do not exist and recreate them if their image or configuration have changed:</text:p>
      <text:p text:style-name="P1">docker-compose up</text:p>
      <text:p text:style-name="Text_20_body">To recreate containers in all cases:</text:p>
      <text:p text:style-name="P1">docker-compose up --force-recreate</text:p>
      <text:p text:style-name="Text_20_body">Normally <text:span text:style-name="Source_20_Text">docker-compose up</text:span> starts the containers. To create them without starting them, add the <text:span text:style-name="Source_20_Text">--no-start</text:span> option.</text:p>
      <text:p text:style-name="Text_20_body">To restart containers without recreating them:</text:p>
      <text:p text:style-name="P1">docker-compose restart</text:p>
      <text:p text:style-name="Text_20_body">To kill a container by sending it a <text:span text:style-name="Source_20_Text">SIGKILL</text:span>:</text:p>
      <text:p text:style-name="P1">docker-compose kill &lt;service&gt;</text:p>
      <text:p text:style-name="Text_20_body">To instantly remove a running container:</text:p>
      <text:p text:style-name="P1">docker-compose rm -f &lt;serice&gt;</text:p>
      <text:p text:style-name="Text_20_body">To tear down all containers created by the current Compose file:</text:p>
      <text:p text:style-name="P1">docker-compose down</text:p>
      <text:p text:style-name="Standard"><text:a xlink:type="simple" xlink:href="https://mariadb.com/kb/en/setting-up-a-lamp-stack-with-docker-compose/" text:style-name="Internet_20_link" text:visited-style-name="Visited_20_Internet_20_Link">https://mariadb.com/kb/en/setting-up-a-lamp-stack-with-docker-compose/</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07:57:32.516063282</meta:creation-date>
    <dc:date>2022-03-22T07:58:53.437310591</dc:date>
    <meta:editing-duration>PT1M21S</meta:editing-duration>
    <meta:editing-cycles>1</meta:editing-cycles>
    <meta:document-statistic meta:table-count="0" meta:image-count="0" meta:object-count="0" meta:page-count="3" meta:paragraph-count="86" meta:word-count="806" meta:character-count="5377" meta:non-whitespace-character-count="4542"/>
    <meta:generator>LibreOffice/6.4.7.2$Linux_X86_64 LibreOffice_project/40$Build-2</meta:generator>
  </office:meta>
</office:document-meta>
</file>